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268f" officeooo:paragraph-rsid="000726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for calc.c and format.c</text:p>
      <text:p text:style-name="P1"/>
      <text:p text:style-name="P1"/>
      <text:p text:style-name="P1"/>
      <text:p text:style-name="P1">calc.c:</text:p>
      <text:p text:style-name="P1"/>
      <text:p text:style-name="P1">Does arithmetic on numbers of arbitrary length. Can do +, -, *. Did not add functionality for /, though easily implemented. </text:p>
      <text:p text:style-name="P1"/>
      <text:p text:style-name="P1">A lot of my code is commented, and easily understood. Thus, if you want to see how it runs, much of it will be explained to you from the comments in the code.</text:p>
      <text:p text:style-name="P1"/>
      <text:p text:style-name="P1"/>
      <text:p text:style-name="P1"/>
      <text:p text:style-name="P1"/>
      <text:p text:style-name="P1"/>
      <text:p text:style-name="P1">Format.c </text:p>
      <text:p text:style-name="P1"/>
      <text:p text:style-name="P1">Can convert binary to int and float of lengths 32, 64 and 128.</text:p>
      <text:p text:style-name="P1"/>
      <text:p text:style-name="P1">Not as much code is commented as the calc.c file, but should be relatively easy to understand what is going on. </text:p>
      <text:p text:style-name="P1"/>
      <text:p text:style-name="P1"/>
      <text:p text:style-name="P1">My apologies for this readme file, but at it stands, I have less than 4 minutes. I bet you wouldn't even want to wipe your behind with this file, but its all I could do with the time give. Have another project due tomorrow morning, which I was working on as well. I'm finished, you'll hear no more excuses from me.</text:p>
      <text:p text:style-name="P1"/>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23:47:07.940424851</meta:creation-date>
    <dc:date>2016-03-07T23:53:22.011001666</dc:date>
    <meta:editing-duration>P0D</meta:editing-duration>
    <meta:editing-cycles>1</meta:editing-cycles>
    <meta:document-statistic meta:table-count="0" meta:image-count="0" meta:object-count="0" meta:page-count="1" meta:paragraph-count="9" meta:word-count="157" meta:character-count="819" meta:non-whitespace-character-count="668"/>
    <meta:generator>LibreOffice/4.2.8.2$Linux_X86_64 LibreOffice_project/420m0$Build-2</meta:generator>
  </office:meta>
</office:document-meta>
</file>